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  <style:text-properties style:font-name-asian="標楷體" fo:font-size="24pt" style:font-size-asian="24pt"/>
    </style:style>
    <style:style style:name="P4" style:parent-style-name="內文" style:family="paragraph">
      <style:paragraph-properties fo:text-align="end"/>
    </style:style>
    <style:style style:name="T5" style:parent-style-name="預設段落字型" style:family="text">
      <style:text-properties style:font-name="標楷體" style:font-name-asian="標楷體"/>
    </style:style>
    <style:style style:name="T6" style:parent-style-name="預設段落字型" style:family="text">
      <style:text-properties style:font-name-asian="標楷體"/>
    </style:style>
    <style:style style:name="TableColumn8" style:family="table-column">
      <style:table-column-properties style:column-width="6.6861in" style:use-optimal-column-width="false"/>
    </style:style>
    <style:style style:name="Table7" style:family="table">
      <style:table-properties style:width="6.686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fo:padding-top="0in" fo:padding-left="0.0194in" fo:padding-bottom="0in" fo:padding-right="0.0194in"/>
    </style:style>
    <style:style style:name="P11" style:parent-style-name="內文" style:family="paragraph">
      <style:paragraph-properties style:snap-to-layout-grid="false" fo:text-align="justify" style:line-height-at-least="0.1805in"/>
    </style:style>
    <style:style style:name="T12" style:parent-style-name="預設段落字型" style:family="text">
      <style:text-properties style:font-name-asian="標楷體" fo:font-size="16pt" style:font-size-asian="16pt"/>
    </style:style>
    <style:style style:name="T13" style:parent-style-name="預設段落字型" style:family="text">
      <style:text-properties style:font-name="標楷體" style:font-name-asian="標楷體" fo:font-size="16pt" style:font-size-asian="16pt"/>
    </style:style>
    <style:style style:name="T14" style:parent-style-name="預設段落字型" style:family="text">
      <style:text-properties style:font-name-asian="標楷體" fo:font-size="16pt" style:font-size-asian="16pt"/>
    </style:style>
    <style:style style:name="T15" style:parent-style-name="預設段落字型" style:family="text">
      <style:text-properties style:font-name="標楷體" style:font-name-asian="標楷體" fo:font-size="16pt" style:font-size-asian="16pt"/>
    </style:style>
    <style:style style:name="P16" style:parent-style-name="內文" style:family="paragraph">
      <style:paragraph-properties style:snap-to-layout-grid="false" fo:text-align="justify" style:line-height-at-least="0.1805in"/>
      <style:text-properties style:font-name-asian="標楷體" fo:font-size="16pt" style:font-size-asian="16pt"/>
    </style:style>
    <style:style style:name="P17" style:parent-style-name="內文" style:family="paragraph">
      <style:paragraph-properties style:snap-to-layout-grid="false" fo:text-align="justify" style:line-height-at-least="0.1805in"/>
      <style:text-properties style:font-name-asian="標楷體" fo:font-size="16pt" style:font-size-asian="16pt"/>
    </style:style>
    <style:style style:name="P18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19" style:parent-style-name="內文" style:family="paragraph">
      <style:paragraph-properties style:snap-to-layout-grid="false" fo:text-align="justify" style:line-height-at-least="0.1805in"/>
      <style:text-properties style:font-name-asian="標楷體" fo:font-size="16pt" style:font-size-asian="16pt"/>
    </style:style>
    <style:style style:name="P20" style:parent-style-name="內文" style:family="paragraph">
      <style:paragraph-properties style:snap-to-layout-grid="false" fo:text-align="justify" style:line-height-at-least="0.1805in"/>
      <style:text-properties style:font-name-asian="標楷體" fo:font-size="16pt" style:font-size-asian="16pt"/>
    </style:style>
    <style:style style:name="P21" style:parent-style-name="內文" style:family="paragraph">
      <style:paragraph-properties style:snap-to-layout-grid="false" fo:text-align="justify" style:line-height-at-least="0.1805in"/>
      <style:text-properties style:font-name-asian="標楷體" fo:font-size="16pt" style:font-size-asian="16pt"/>
    </style:style>
    <style:style style:name="P22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23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24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25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26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27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28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fo:padding-top="0in" fo:padding-left="0.0194in" fo:padding-bottom="0in" fo:padding-right="0.0194in"/>
    </style:style>
    <style:style style:name="P31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32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33" style:parent-style-name="內文" style:family="paragraph">
      <style:paragraph-properties style:snap-to-layout-grid="false" fo:text-align="justify" fo:line-height="0.1944in"/>
      <style:text-properties style:font-name-asian="標楷體" fo:font-size="16pt" style:font-size-asian="16pt"/>
    </style:style>
    <style:style style:name="P34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35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36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padding-top="0in" fo:padding-left="0.0194in" fo:padding-bottom="0in" fo:padding-right="0.0194in"/>
    </style:style>
    <style:style style:name="P39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40" style:parent-style-name="內文" style:family="paragraph">
      <style:paragraph-properties style:snap-to-layout-grid="false" fo:text-align="justify"/>
      <style:text-properties style:font-name-asian="標楷體" fo:font-size="16pt" style:font-size-asian="16pt"/>
    </style:style>
    <style:style style:name="P41" style:parent-style-name="內文" style:family="paragraph">
      <style:paragraph-properties style:snap-to-layout-grid="false" fo:text-align="justify"/>
      <style:text-properties style:font-name-asian="標楷體" fo:font-size="16pt" style:font-size-asian="16pt"/>
    </style:style>
    <style:style style:name="P42" style:parent-style-name="內文" style:family="paragraph">
      <style:paragraph-properties style:snap-to-layout-grid="false" fo:text-align="justify"/>
      <style:text-properties style:font-name-asian="標楷體" fo:font-size="16pt" style:font-size-asian="16pt"/>
    </style:style>
    <style:style style:name="P43" style:parent-style-name="內文" style:family="paragraph">
      <style:paragraph-properties style:snap-to-layout-grid="false" fo:text-align="justify"/>
      <style:text-properties style:font-name-asian="標楷體" fo:font-size="16pt" style:font-size-asian="16pt"/>
    </style:style>
    <style:style style:name="P44" style:parent-style-name="內文" style:family="paragraph">
      <style:paragraph-properties fo:text-align="justify" fo:line-height="125%"/>
      <style:text-properties style:font-name-asian="標楷體" fo:font-size="16pt" style:font-size-asian="16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fo:padding-top="0in" fo:padding-left="0.0194in" fo:padding-bottom="0in" fo:padding-right="0.0194in"/>
    </style:style>
    <style:style style:name="P47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48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49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50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51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52" style:parent-style-name="內文" style:family="paragraph">
      <style:paragraph-properties fo:text-align="justify"/>
      <style:text-properties style:font-name-asian="標楷體" fo:font-size="16pt" style:font-size-asian="16pt"/>
    </style:style>
    <style:style style:name="P53" style:parent-style-name="內文" style:family="paragraph">
      <style:paragraph-properties fo:text-align="center"/>
    </style:style>
    <style:style style:name="T54" style:parent-style-name="預設段落字型" style:family="text">
      <style:text-properties style:font-name-asian="標楷體" fo:font-size="10pt" style:font-size-asian="10pt"/>
    </style:style>
    <style:style style:name="P55" style:parent-style-name="內文" style:family="paragraph">
      <style:paragraph-properties fo:text-align="center"/>
      <style:text-properties style:font-name="標楷體" style:font-name-asian="標楷體" fo:font-size="10pt" style:font-size-asian="10pt"/>
    </style:style>
    <style:style style:family="graphic" style:name="a1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建<text:s/>築<text:s/>線<text:s/>指<text:s/>定<text:s/>委<text:s/>託<text:s/>書</text:p>
      <text:p text:style-name="P4"><text:span text:style-name="T5"><text:s text:c="2"/>年 <text:s/>月 <text:s/>日</text:span><text:span text:style-name="T6"><text:s text:c="11"/></text:span></text:p>
      <table:table table:style-name="Table7">
        <table:table-columns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<text:s text:c="34"/></text:span><text:span text:style-name="T13">（</text:span><text:span text:style-name="T14">土地所有權人</text:span><text:span text:style-name="T15">）</text:span></text:p>
            <text:p text:style-name="P16"><text:s/>茲委託<text:s text:c="15"/>全權代表<text:s text:c="5"/>建<text:s text:c="4"/>築<text:s text:c="4"/>師<text:s text:c="2"/>辦理<text:s text:c="7"/></text:p>
            <text:p text:style-name="P17"><text:s text:c="35"/>測<text:s text:c="2"/>量<text:s text:c="2"/>公<text:s text:c="2"/>司</text:p>
            <text:p text:style-name="P18"><text:s/>申請人：<text:s text:c="14"/></text:p>
            <text:p text:style-name="P19"><text:s text:c="14"/></text:p>
            <text:p text:style-name="P20"><text:s/>地號：新北市<text:s text:c="6"/>區<text:s text:c="6"/>段<text:s text:c="6"/>小段<text:s text:c="16"/>地號<text:s text:c="2"/></text:p>
            <text:p text:style-name="P21"><text:s text:c="14"/></text:p>
            <text:p text:style-name="P22">請領指定建築線圖之申請審圖手續事宜，特立委託書如上。</text:p>
            <text:p text:style-name="P23"/>
            <text:p text:style-name="P24">【受委託人】</text:p>
            <text:p text:style-name="P25">姓名：<text:s text:c="26"/>簽章</text:p>
            <text:p text:style-name="P26">地址：<text:s text:c="2"/></text:p>
            <text:p text:style-name="P27">電話：<text:s/></text:p>
            <text:p text:style-name="P28">身分證字號：<text:s/></text:p>
          </table:table-cell>
        </table:table-row>
        <table:table-row table:style-name="TableRow29">
          <table:table-cell table:style-name="TableCell30">
            <text:p text:style-name="P31">【委託人】</text:p>
            <text:p text:style-name="P32">姓名：<text:s text:c="26"/>簽章</text:p>
            <text:p text:style-name="P33">身分證字號</text:p>
            <text:p text:style-name="P34">或統一編號：</text:p>
            <text:p text:style-name="P35">地址：</text:p>
            <text:p text:style-name="P36">聯絡電話：<text:s text:c="2"/></text:p>
          </table:table-cell>
        </table:table-row>
        <table:table-row table:style-name="TableRow37">
          <table:table-cell table:style-name="TableCell38">
            <text:p text:style-name="P39">【委託人】《建築師》</text:p>
            <text:p text:style-name="P40">建築師：<text:s text:c="24"/>簽章</text:p>
            <text:p text:style-name="P41">統一編號：</text:p>
            <text:p text:style-name="P42">開業證書等級字號：</text:p>
            <text:p text:style-name="P43">地址：</text:p>
            <text:p text:style-name="P44">聯絡電話：<text:s text:c="2"/></text:p>
          </table:table-cell>
        </table:table-row>
        <table:table-row table:style-name="TableRow45">
          <table:table-cell table:style-name="TableCell46">
            <text:p text:style-name="P47">【委託人】《測量公司》</text:p>
            <text:p text:style-name="P48">測量公司名稱：<text:s text:c="18"/>簽章</text:p>
            <text:p text:style-name="P49">統一編號：</text:p>
            <text:p text:style-name="P50">登記證等級字號：</text:p>
            <text:p text:style-name="P51">地址：</text:p>
            <text:p text:style-name="P52">聯絡電話：<text:s text:c="2"/></text:p>
          </table:table-cell>
        </table:table-row>
      </table:table>
      <text:p text:style-name="P53"><text:span text:style-name="T54"><draw:frame draw:z-index="251657728" draw:id="id0" draw:style-name="a1" draw:name="Text Box 3" text:anchor-type="paragraph" svg:x="2.16667in" svg:y="0.27639in" svg:width="2.83333in" svg:height="0.375in" style:rel-width="scale" style:rel-height="scale"><draw:text-box><text:p text:style-name="P55">建管課（線）表二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a0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7875in" fo:margin-bottom="0.6888in" fo:margin-right="0.7875in" style:num-format="1" style:writing-mode="lr-tb" style:layout-grid-mode="line" style:layout-grid-lines="42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-0.0979in"/>
      </style:footer-style>
    </style:page-layout>
    <style:style style:name="P2" style:parent-style-name="頁尾" style:family="paragraph">
      <style:paragraph-properties fo:text-align="center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</office:automatic-styles>
  <office:master-styles>
    <style:master-page style:name="MP0" style:page-layout-name="PL0">
      <style:footer>
        <text:p text:style-name="頁尾"><draw:frame draw:style-name="F3" text:anchor-type="paragraph" svg:y="0.0006in" draw:z-index="0"><draw:text-box fo:min-height="0in" fo:min-width="0in"><text:p text:style-name="P2"/><text:p text:style-name="頁尾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委   託   書</dc:title>
    <meta:initial-creator>tpc</meta:initial-creator>
    <dc:creator>林茂昌</dc:creator>
    <meta:creation-date>2018-11-14T02:25:00Z</meta:creation-date>
    <dc:date>2018-11-14T02:25:00Z</dc:date>
    <meta:print-date>2011-10-06T07:04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84" meta:character-count="568" meta:row-count="4" meta:non-whitespace-character-count="485"/>
  </office:meta>
</office:document-meta>
</file>